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fo:font-size="16pt" style:font-size-asian="16pt" style:font-size-complex="9pt"/>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Standard">
      <style:text-properties fo:font-size="16pt" style:font-size-asian="16pt" style:language-asian="ko" style:country-asian="KR" style:font-size-complex="9pt"/>
    </style:style>
    <style:style style:name="P5" style:family="paragraph" style:parent-style-name="Standard">
      <style:text-properties fo:font-size="14pt" style:font-size-asian="14pt" style:language-asian="ko" style:country-asian="KR" style:font-size-complex="8pt"/>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fo:font-style="italic" fo:font-weight="bold" style:font-size-asian="11pt" style:font-style-asian="italic" style:font-weight-asian="bold" style:font-size-complex="11pt"/>
    </style:style>
    <style:style style:name="P8" style:family="paragraph" style:parent-style-name="Standard">
      <style:paragraph-properties fo:margin-left="0in" fo:margin-right="0in" fo:text-indent="0.5in" style:auto-text-indent="false"/>
      <style:text-properties fo:font-size="11pt" style:font-size-asian="11pt" style:font-size-complex="11pt"/>
    </style:style>
    <style:style style:name="P9" style:family="paragraph" style:parent-style-name="Standard" style:list-style-name="WW8Num2">
      <style:paragraph-properties fo:margin-left="0.25in" fo:margin-right="0in" fo:text-indent="-0.25in" style:auto-text-indent="false"/>
    </style:style>
    <style:style style:name="P10" style:family="paragraph" style:parent-style-name="Standard">
      <style:paragraph-properties fo:margin-left="0.25in" fo:margin-right="0in" fo:text-indent="0in" style:auto-text-indent="false"/>
      <style:text-properties fo:font-size="11pt" style:font-size-asian="11pt" style:language-asian="ko" style:country-asian="KR" style:font-size-complex="11pt"/>
    </style:style>
    <style:style style:name="P11" style:family="paragraph" style:parent-style-name="Standard">
      <style:paragraph-properties fo:margin-left="0.25in" fo:margin-right="0in" fo:text-indent="0in" style:auto-text-indent="false"/>
      <style:text-properties fo:font-size="11pt" officeooo:rsid="0013d17f" officeooo:paragraph-rsid="0013d17f" style:font-size-asian="11pt" style:language-asian="ko" style:country-asian="KR" style:font-size-complex="11pt"/>
    </style:style>
    <style:style style:name="P12" style:family="paragraph" style:parent-style-name="Standard">
      <style:paragraph-properties fo:margin-left="0.25in" fo:margin-right="0in" fo:text-indent="0in" style:auto-text-indent="false"/>
      <style:text-properties fo:font-size="11pt" officeooo:rsid="0014c035" officeooo:paragraph-rsid="0014c035" style:font-size-asian="11pt" style:language-asian="ko" style:country-asian="KR" style:font-size-complex="11pt"/>
    </style:style>
    <style:style style:name="T1" style:family="text">
      <style:text-properties fo:font-size="16pt" style:font-size-asian="16pt" style:font-size-complex="9pt"/>
    </style:style>
    <style:style style:name="T2" style:family="text">
      <style:text-properties fo:font-size="16pt" style:font-size-asian="16pt" style:language-asian="ko" style:country-asian="KR" style:font-size-complex="9pt"/>
    </style:style>
    <style:style style:name="T3" style:family="text">
      <style:text-properties fo:font-size="14pt" style:font-size-asian="14pt" style:font-size-complex="8pt"/>
    </style:style>
    <style:style style:name="T4" style:family="text">
      <style:text-properties fo:font-size="14pt" style:font-size-asian="14pt" style:language-asian="ko" style:country-asian="KR" style:font-size-complex="8pt"/>
    </style:style>
    <style:style style:name="T5" style:family="text">
      <style:text-properties fo:font-size="11pt" style:font-size-asian="11pt" style:font-size-complex="11pt"/>
    </style:style>
    <style:style style:name="T6" style:family="text">
      <style:text-properties fo:font-size="11pt" style:font-size-asian="11pt" style:font-size-complex="11pt" style:font-weight-complex="bold"/>
    </style:style>
    <style:style style:name="T7" style:family="text">
      <style:text-properties fo:font-size="11pt" fo:language="en" fo:country="US" style:font-size-asian="11pt" style:font-size-complex="11pt"/>
    </style:style>
    <style:style style:name="T8" style:family="text">
      <style:text-properties fo:font-size="11pt" fo:font-style="italic" fo:font-weight="bold" style:font-size-asian="11pt" style:font-style-asian="italic" style:font-weight-asian="bold" style:font-size-complex="11pt"/>
    </style:style>
    <style:style style:name="T9" style:family="text">
      <style:text-properties fo:font-size="11pt" fo:font-style="italic" style:font-size-asian="11pt" style:font-style-asian="italic" style:font-size-complex="11pt"/>
    </style:style>
    <style:style style:name="T10" style:family="text">
      <style:text-properties fo:font-size="11pt" fo:font-weight="bold" style:font-size-asian="11pt" style:font-weight-asian="bold" style:font-size-complex="11pt"/>
    </style:style>
    <style:style style:name="T11" style:family="text">
      <style:text-properties fo:font-variant="normal" fo:text-transform="none" fo:color="#000000" style:font-name="Times" fo:font-size="14pt" fo:letter-spacing="normal" fo:font-style="normal" fo:font-weight="normal"/>
    </style:style>
    <style:style style:name="T12" style:family="text">
      <style:text-properties fo:font-variant="normal" fo:text-transform="none" fo:color="#000000" style:font-name="Times" fo:font-size="12pt" fo:letter-spacing="normal" fo:font-style="normal" fo:font-weight="normal"/>
    </style:style>
    <style:style style:name="T13" style:family="text">
      <style:text-properties fo:font-variant="normal" fo:text-transform="none" fo:color="#000000" style:font-name="Times" fo:font-size="10pt" fo:letter-spacing="normal" fo:font-style="normal"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CprE 381 – Computer Organization and </text:span></text:h>
      <text:h text:style-name="P2" text:outline-level="1">Assembly-Level Programming</text:h>
      <text:p text:style-name="P4"/>
      <text:h text:style-name="P1" text:outline-level="1"><text:span text:style-name="T3">Lab-04</text:span><text:span text:style-name="T4"> </text:span><text:span text:style-name="T3">Report</text:span></text:h>
      <text:p text:style-name="P5"/>
      <text:p text:style-name="Standard"><text:span text:style-name="T5">Student Name<text:tab/><text:tab/>______________________________________________</text:span></text:p>
      <text:p text:style-name="P8"/>
      <text:h text:style-name="Heading_20_2" text:outline-level="2"><text:span text:style-name="T5">Section<text:tab/>/</text:span><text:span text:style-name="T7"> </text:span><text:span text:style-name="T5">Lab Time<text:tab/>_________________________</text:span></text:h>
      <text:p text:style-name="P6"/>
      <text:p text:style-name="P6"/>
      <text:p text:style-name="Standard"><text:span text:style-name="T8">Submit a typeset pdf version of this on Canvas by the due date. Refer to the highlighted language in the Lab-04 instructions for the context of the following questions</text:span><text:span text:style-name="T9">. </text:span></text:p>
      <text:p text:style-name="P7"/>
      <text:list xml:id="list3943621243" text:style-name="WW8Num2">
        <text:list-item>
          <text:p text:style-name="P9"><text:span text:style-name="T5">[Prelab] </text:span><text:span text:style-name="T6">Based on the waveforms, provide a description in your own words of how this component operates. This can be in the form of a textual description, flow chart, or state machine</text:span></text:p>
        </text:list-item>
      </text:list>
      <text:p text:style-name="P10"/>
      <text:p text:style-name="P11">The component is a basically a super large chunk of memory. </text:p>
      <text:p text:style-name="P11"/>
      <text:p text:style-name="P11">In the most basic image, you see q outputting the value of the memory stored in the address given by the address variable. The change of the output of q happens on the rising edge of the clock.</text:p>
      <text:p text:style-name="P11"/>
      <text:p text:style-name="P11">I the second image, the basic affects of writing data are introduced. The values at the address varable are written over when the write enable bit is high. The change can be seen on the falling edge of the clock. </text:p>
      <text:p text:style-name="P11"/>
      <text:p text:style-name="P12">In the final picture you see that the <text:span text:style-name="T12">byteenable allows you to write to a subset of the full 32 bit memory at each address. You also see that the byteenable also controls how much data is read from q.</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font-size="11pt" style:font-size-asian="11pt" style:font-size-complex="11pt" style:font-weight-complex="bold"/>
    </style:style>
    <style:style style:name="WW8Num2z1" style:family="text">
      <style:text-properties fo:font-size="11pt" style:font-size-asian="11pt" style:font-size-complex="11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Grading Sheet – Lab 1</dc:title>
    <dc:subject/>
    <meta:keyword/>
    <dc:description/>
    <meta:initial-creator>Aaron Striegel</meta:initial-creator>
    <meta:creation-date>2001-09-04T06:05:00</meta:creation-date>
    <dc:date>2020-09-10T07:52:26.948486758</dc:date>
    <meta:print-date>2000-01-05T10:22:00</meta:print-date>
    <meta:editing-cycles>84</meta:editing-cycles>
    <meta:editing-duration>PT2H56M54S</meta:editing-duration>
    <meta:generator>LibreOffice/6.3.0.4$MacOSX_X86_64 LibreOffice_project/057fc023c990d676a43019934386b85b21a9ee99</meta:generator>
    <meta:document-statistic meta:table-count="0" meta:image-count="0" meta:object-count="0" meta:page-count="1" meta:paragraph-count="11" meta:word-count="208" meta:character-count="1200" meta:non-whitespace-character-count="998"/>
    <meta:user-defined meta:name="ACTIVE">ACTIVE</meta:user-defined>
    <meta:user-defined meta:name="VTCASE">VTCASE</meta:user-defined>
    <meta:user-defined meta:name="VTCommandPending">VTCommandPending</meta:user-defined>
  </office:meta>
</office:document-meta>
</file>